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name="double performance" draw:style-name="gr1" draw:text-style-name="P1" draw:layer="layout" svg:width="19.607cm" svg:height="12.56cm" svg:x="0.6cm" svg:y="8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16:33:10.653166551</meta:creation-date>
    <dc:date>2020-10-10T17:05:56.996151695</dc:date>
    <meta:editing-duration>PT21M15S</meta:editing-duration>
    <meta:editing-cycles>5</meta:editing-cycles>
    <meta:generator>LibreOffice/6.4.6.2$Linux_X86_64 LibreOffice_project/40$Build-2</meta:generator>
    <meta:document-statistic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08cm" svg:height="12.561cm" xlink:href="." xlink:type="simple" chart:class="chart:bar" chart:style-name="ch1">
        <chart:title svg:x="7.763cm" svg:y="0.387cm" chart:style-name="ch2">
          <text:p>double performance</text:p>
        </chart:title>
        <chart:legend chart:legend-position="end" svg:x="18.244cm" svg:y="5.483cm" style:legend-expansion="high" chart:style-name="ch3"/>
        <chart:plot-area chart:style-name="ch4" chart:data-source-has-labels="both" svg:x="0.169cm" svg:y="0.267cm" svg:width="17.749cm" svg:height="12.024cm">
          <chartooo:coordinate-region svg:x="1.081cm" svg:y="0.466cm" svg:width="16.837cm" svg:height="11.626cm"/>
          <chart:axis chart:dimension="x" chart:name="primary-x" chart:style-name="ch5" chartooo:axis-type="auto">
            <chartooo:date-scale/>
            <chart:title svg:x="8.642cm" svg:y="12.001cm" chart:style-name="ch6">
              <text:p>Task</text:p>
            </chart:title>
            <chart:categories table:cell-range-address="local-table.$A$2:.$A$2"/>
          </chart:axis>
          <chart:axis chart:dimension="y" chart:name="primary-y" chart:style-name="ch7">
            <chart:title svg:x="0cm" svg:y="7.143cm" chart:style-name="ch8">
              <text:p>GFlops/sec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</text:p>
              </table:table-cell>
              <table:table-cell office:value-type="string">
                <text:p>log</text:p>
              </table:table-cell>
              <table:table-cell office:value-type="string">
                <text:p>pow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.00690091">
                <text:p>0.00690091</text:p>
              </table:table-cell>
              <table:table-cell office:value-type="float" office:value="0.100606">
                <text:p>0.100606</text:p>
              </table:table-cell>
              <table:table-cell office:value-type="float" office:value="0.219177">
                <text:p>0.219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